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Ein weiteres nötiges Objekt für das Projekt war der Lichtsensor. Der Lichtsensor braucht eine Spannung<text:s/>im Idealsten Fall<text:s/>von mindestens 3 bis maximal 5 n Volt. Der Versorgungsstrom liegt bei minimal 0.5<text:s/>bis maximal 3 mA. Die Reaktionszeit des Sensors dauert zwischen 20-30 Sekunden und die Betriebstemperatur liegt bei -30 bis 70 Grad. <text:s/>Bei Licht entsteht ein Widerstand von 20 Kilo Ohm und bei Dunkelheit 1 Mega Ohm.<text:s/>In dem Projekt werden Lichtsensoren benutzt<text:s/>indem sie<text:s/>an den Grovepi angeschlossen sind<text:s/>und das Programm diese selbst justiert. Sie werden benötigt um Dunkle und Helle Oberflächen zu erkennen um sie als<text:s/>Farbliche änderung zu identifizieren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ek Graba</meta:initial-creator>
    <dc:creator>Irek Graba</dc:creator>
    <meta:creation-date>2018-10-11T10:40:00Z</meta:creation-date>
    <dc:date>2018-10-12T14:20:00Z</dc:date>
    <meta:template xlink:href="Normal" xlink:type="simple"/>
    <meta:editing-cycles>4</meta:editing-cycles>
    <meta:editing-duration>PT0S</meta:editing-duration>
    <meta:document-statistic meta:page-count="1" meta:paragraph-count="1" meta:word-count="90" meta:character-count="659" meta:row-count="4" meta:non-whitespace-character-count="570"/>
  </office:meta>
</office:document-meta>
</file>